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50000014B178E6B20543AA305.png" manifest:media-type="image/png"/>
  <manifest:file-entry manifest:full-path="Pictures/1000020100000453000002754A6773320C1432D9.png" manifest:media-type="image/png"/>
  <manifest:file-entry manifest:full-path="Pictures/10000201000004800000015D1A2E2C627F443F30.png" manifest:media-type="image/png"/>
  <manifest:file-entry manifest:full-path="Pictures/100002010000041B00000118EDAB404D05BAEBB8.png" manifest:media-type="image/png"/>
  <manifest:file-entry manifest:full-path="Pictures/10000201000003F7000002AFBEA6004E68F777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465in" svg:y="-0.0654in" svg:width="6.6929in" svg:height="4.5299in" draw:z-index="0"><draw:image xlink:href="Pictures/10000201000003F7000002AFBEA6004E68F777F5.png" xlink:type="simple" xlink:show="embed" xlink:actuate="onLoad" loext:mime-type="image/png"/></draw:frame></text:p>
      <text:p text:style-name="Standard"><draw:frame draw:style-name="fr1" draw:name="Image2" text:anchor-type="char" svg:x="0.0807in" svg:y="0.0555in" svg:width="6.6929in" svg:height="2.0272in" draw:z-index="1"><draw:image xlink:href="Pictures/10000201000004800000015D1A2E2C627F443F30.png" xlink:type="simple" xlink:show="embed" xlink:actuate="onLoad" loext:mime-type="image/png"/></draw:frame></text:p>
      <text:p text:style-name="Standard"><draw:frame draw:style-name="fr1" draw:name="Image3" text:anchor-type="char" svg:x="0.0811in" svg:y="0.0382in" svg:width="6.6929in" svg:height="1.7827in" draw:z-index="2"><draw:image xlink:href="Pictures/100002010000041B00000118EDAB404D05BAEBB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011in" svg:y="0.0201in" svg:width="6.6929in" svg:height="3.8028in" draw:z-index="3"><draw:image xlink:href="Pictures/1000020100000453000002754A6773320C1432D9.png" xlink:type="simple" xlink:show="embed" xlink:actuate="onLoad" loext:mime-type="image/png"/></draw:frame><text:soft-page-break/></text:p>
      <text:p text:style-name="Standard"/>
      <text:p text:style-name="Standard"><draw:frame draw:style-name="fr1" draw:name="Image5" text:anchor-type="char" svg:x="0.0346in" svg:y="0.0453in" svg:width="6.6929in" svg:height="2.1866in" draw:z-index="4"><draw:image xlink:href="Pictures/10000201000003F50000014B178E6B20543AA30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20:00:52.321637893</meta:creation-date>
    <dc:date>2022-06-27T20:02:23.697936617</dc:date>
    <meta:editing-duration>PT1M32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